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31FA54048D92D05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6" style:family="paragraph" style:parent-style-name="Footer">
      <style:text-properties fo:font-size="2pt" style:font-size-asian="1.75pt" style:font-size-complex="2pt"/>
    </style:style>
    <style:style style:name="P7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3" style:family="paragraph" style:parent-style-name="Standard">
      <style:paragraph-properties fo:line-height="200%"/>
      <style:text-properties fo:letter-spacing="0.035cm"/>
    </style:style>
    <style:style style:name="P1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a61b8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c475a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ea5fe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cb943" officeooo:paragraph-rsid="002cb943" style:font-size-asian="25pt" style:font-style-asian="italic" style:font-size-complex="25pt" style:font-style-complex="italic"/>
    </style:style>
    <style:style style:name="P2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4b5f" officeooo:paragraph-rsid="00304b5f" style:font-size-asian="40pt" style:font-style-asian="italic" style:font-weight-asian="bold" style:font-size-complex="40pt" style:font-style-complex="italic" style:font-weight-complex="bold"/>
    </style:style>
    <style:style style:name="P2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3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24" style:family="paragraph">
      <loext:graphic-properties draw:fill-color="#2c3756"/>
    </style:style>
    <style:style style:name="P2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fo:font-weight="bold" officeooo:rsid="002f1e74" style:font-weight-asian="bold" style:font-weight-complex="bold"/>
    </style:style>
    <style:style style:name="T3" style:family="text">
      <style:text-properties fo:font-weight="bold" officeooo:rsid="0063b697" style:font-weight-asian="bold" style:font-weight-complex="bold"/>
    </style:style>
    <style:style style:name="T4" style:family="text">
      <style:text-properties officeooo:rsid="002a61b8"/>
    </style:style>
    <style:style style:name="T5" style:family="text">
      <style:text-properties officeooo:rsid="002c475a"/>
    </style:style>
    <style:style style:name="T6" style:family="text">
      <style:text-properties officeooo:rsid="002f1e74"/>
    </style:style>
    <style:style style:name="T7" style:family="text">
      <style:text-properties officeooo:rsid="00304b5f"/>
    </style:style>
    <style:style style:name="T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2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6" draw:name="Shape2" draw:style-name="gr4" draw:text-style-name="P2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1">Título del documento</text:p>
      <text:p text:style-name="P22"><draw:frame draw:style-name="fr2" draw:name="Image1" text:anchor-type="as-char" svg:width="14.6cm" svg:height="6.6cm" draw:z-index="8"><draw:image xlink:href="Pictures/1000020100000226000000FA9C3F27F97A3CB667.png" xlink:type="simple" xlink:show="embed" xlink:actuate="onLoad" loext:mime-type="image/png"/></draw:frame></text:p>
      <text:p text:style-name="P20"><text:span text:style-name="T6">Proyecto </text:span><text:span text:style-name="T3">Colibrí</text:span></text:p>
      <text:p text:style-name="P7"/>
      <text:p text:style-name="P10">Asignatura</text:p>
      <text:p text:style-name="P7">Laboratorio de desarrollo de software</text:p>
      <text:p text:style-name="P7"/>
      <text:p text:style-name="P10">Autor</text:p>
      <text:p text:style-name="P7">Nombre del autor</text:p>
      <text:p text:style-name="P7"/>
      <text:p text:style-name="P10">Fecha de redacción</text:p>
      <text:p text:style-name="P7">DD/MM/AAAA</text:p>
      <text:p text:style-name="P17"><draw:custom-shape text:anchor-type="paragraph" draw:z-index="1" draw:name="Shape1" draw:style-name="gr2" draw:text-style-name="P2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7" svg:width="6.501cm" svg:height="18.5cm" svg:x="0.499cm" svg:y="0.75cm"><draw:text-box><text:p text:style-name="P26"><text:span text:style-name="T8">Este es un texto de ejemplo. Acá se supone que iría una descripción del tipo de documento que se está presentando.</text:span></text:p></draw:text-box></draw:frame></text:p>
      <text:p text:style-name="P18">Índice</text:p>
      <text:p text:style-name="P8"/>
      <text:p text:style-name="P8">Aquí va el índice <text:span text:style-name="T4">(se debería insertar al final)</text:span>.</text:p>
      <text:p text:style-name="P19">Título del documento</text:p>
      <text:p text:style-name="P9"/>
      <text:p text:style-name="P14">Subtítulo <text:span text:style-name="T5">1</text:span></text:p>
      <text:p text:style-name="P11">Acá va el contenido.</text:p>
      <text:p text:style-name="P11"/>
      <text:p text:style-name="P16">Subtítulo de mayor jerarquía</text:p>
      <text:p text:style-name="P15">Subtítulo <text:span text:style-name="T5">2</text:span></text:p>
      <text:p text:style-name="P12">Acá va <text:span text:style-name="T5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ÍTULO DEL DOCUMENTO — </text:span>PÁGINA <text:page-number text:select-page="current">4</text:page-number><text:s/>DE <text:page-count>4</text:page-count></text:p>
      </style:header>
      <style:header-first>
        <text:p text:style-name="MP2"><text:span text:style-name="MT1">TÍTULO DEL DOCUMENTO — </text:span>PÁGINA <text:page-number text:select-page="current">1</text:page-number><text:s/>DE <text:page-count>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3"><draw:image xlink:href="Pictures/10000201000000370000004031FA54048D92D05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09:00:37.828504553</dc:date>
    <dc:creator>Ariel Machini</dc:creator>
    <meta:editing-duration>PT2H14M32S</meta:editing-duration>
    <meta:editing-cycles>22</meta:editing-cycles>
    <meta:generator>LibreOffice/5.4.1.2$Linux_X86_64 LibreOffice_project/ea7cb86e6eeb2bf3a5af73a8f7777ac570321527</meta:generator>
    <meta:document-statistic meta:table-count="2" meta:image-count="3" meta:object-count="0" meta:page-count="4" meta:paragraph-count="27" meta:word-count="86" meta:character-count="522" meta:non-whitespace-character-count="458"/>
  </office:meta>
</office:document-meta>
</file>